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71403"/>
    </style:style>
    <style:style style:name="P2" style:family="paragraph" style:parent-style-name="Standard">
      <style:text-properties officeooo:rsid="000bd337" officeooo:paragraph-rsid="00071403"/>
    </style:style>
    <style:style style:name="P3" style:family="paragraph" style:parent-style-name="Standard">
      <style:text-properties officeooo:rsid="000bd337" officeooo:paragraph-rsid="0010c38d"/>
    </style:style>
    <style:style style:name="P4" style:family="paragraph" style:parent-style-name="Standard">
      <style:text-properties officeooo:rsid="000da520" officeooo:paragraph-rsid="0010c38d"/>
    </style:style>
    <style:style style:name="P5" style:family="paragraph" style:parent-style-name="Standard">
      <style:text-properties officeooo:paragraph-rsid="0010c38d"/>
    </style:style>
    <style:style style:name="T1" style:family="text">
      <style:text-properties officeooo:rsid="0004cc8e"/>
    </style:style>
    <style:style style:name="T2" style:family="text">
      <style:text-properties officeooo:rsid="0006a47e"/>
    </style:style>
    <style:style style:name="T3" style:family="text">
      <style:text-properties officeooo:rsid="0006af5a"/>
    </style:style>
    <style:style style:name="T4" style:family="text">
      <style:text-properties officeooo:rsid="00071403"/>
    </style:style>
    <style:style style:name="T5" style:family="text">
      <style:text-properties officeooo:rsid="0007dab1"/>
    </style:style>
    <style:style style:name="T6" style:family="text">
      <style:text-properties officeooo:rsid="00095ff8"/>
    </style:style>
    <style:style style:name="T7" style:family="text">
      <style:text-properties officeooo:rsid="0009efcb"/>
    </style:style>
    <style:style style:name="T8" style:family="text">
      <style:text-properties officeooo:rsid="000da520"/>
    </style:style>
    <style:style style:name="T9" style:family="text">
      <style:text-properties officeooo:rsid="0010c38d"/>
    </style:style>
    <style:style style:name="T10" style:family="text">
      <style:text-properties officeooo:rsid="00121516"/>
    </style:style>
    <style:style style:name="T11" style:family="text">
      <style:text-properties officeooo:rsid="0012bca5"/>
    </style:style>
    <style:style style:name="T12" style:family="text">
      <style:text-properties officeooo:rsid="0013f8d4"/>
    </style:style>
    <style:style style:name="T13" style:family="text">
      <style:text-properties officeooo:rsid="00154a2c"/>
    </style:style>
    <style:style style:name="T14" style:family="text">
      <style:text-properties officeooo:rsid="001748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В своем труде "Капиталистический реализм", Марк Фишер <text:span text:style-name="T1">рассуждает о капитализме, </text:span><text:span text:style-name="T2">его </text:span><text:span text:style-name="T3">влиянии на общество и роли в культуре. </text:span><text:span text:style-name="T8">Автор подчеркивает, что капиталистический реализм проникает во все сферы жизни общества и не может ограничиваться одним лишь искусством или рекламой. <text:s/>На чем основывается капиталистический реализм? Есть ли видимые альтернативы? Это основные темы, рассуждение о которых ведет писатель.</text:span></text:p>
      <text:p text:style-name="P1"/>
      <text:p text:style-name="P5"><text:span text:style-name="T3"><text:tab/>Фишер начинает свою работу, объясняя, что он имеет ввиду под термином “капиталистический реализм”, </text:span><text:span text:style-name="T4">в объяснение он приводит известную фразу Славоя Жижека “Легче вообразить конец света, чем конец капитализма” и доказывает эту фразу примерами из кинематографа, </text:span><text:span text:style-name="T10">в частности, он ссылается на фильм “Дитя человеческое”</text:span><text:span text:style-name="T4">. </text:span><text:span text:style-name="T11">Автор акцентирует внимание на том, что подобный мир, создаваемые в “Дите”, является скорее обостренной, гиперболированной экстраполяцией нашего мира на кинопленку, а не его альтернативой. </text:span><text:span text:style-name="T12">Альтернатива и независимость уже не указывают ни на что, кроме мейнстримной культуры и по факту сами уже становсятся сформировавшимися стилями отойти от которых не представляется возможным, тем самым, Фишер показывает, что капиталистический реализм непоколебим и в ближайшем будущем, а может и вовсе, видимой альтернативы ему не найти.</text:span></text:p>
      <text:p text:style-name="P2"/>
      <text:p text:style-name="P3"><text:tab/>Более подробно раскрывая этот пример, Фишер приведит ситуацию связанную с мультфильмо Валли. <text:span text:style-name="T12">Писатель подчеркивает, что аудитория сама становится частью той сатиры, которую воплощает капиталистический реализм, так некоторые обозреватели правого толка, решили, обвинить студию Pixar в третировании собственных зрителей своей аллюзией на мир будущего, в котором люди – “Упитанные толстячки”, спокойно жнаслаждающиеся жизнью и попивающие свои напитки, однако подобная ирония скорее подпитывает идею капиталистического реализма, а не ставит его под сомнение – утверждает автор. </text:span><text:span text:style-name="T13">Развивая свою мысль Фишер приходит к тому, что капитализм – это скорее абстракция и без нашего потакания капиталу, а также включения на “уровне желаний”, он – ничто. Это определенно важный вывод, который способствует пониманию того, что хоть он реализм и незыблем, но только лишь из-за людей и наших мыслей.</text:span></text:p>
      <text:p text:style-name="P1"/>
      <text:p text:style-name="P1"><text:span text:style-name="T4"><text:tab/>Автор считает, что: “Капитализм является единственной жизнеспособной политеческой и экономической системой и теперь невозможно даже представить непротиворечивую алтьтернативу ему,” - Это утверждение на первый взгляд кажется слишком радикальным, н</text:span><text:span text:style-name="T5">о с постепенным углублением в представленный материал находит все больший отклик в сознании</text:span><text:span text:style-name="T4">. В современном мире </text:span><text:span text:style-name="T7">с</text:span><text:span text:style-name="T6">уществует очень много примеров победы капитализма над другими </text:span><text:span text:style-name="T7">экономическими </text:span><text:span text:style-name="T6">системами, </text:span><text:span text:style-name="T7">а если капитализм не является главенствующей системой, то как правило структура/объединение использующая другие системы проигрывает конкурентам. </text:span><text:span text:style-name="T13">Размышляя над этим, можно подумать, что угроза капиталистическому реализму, может возникнуть, только если когда-то окажется, что он является чем-то совсем уж не реалистичным и противоречащим самому себе.</text:span></text:p>
      <text:p text:style-name="P1"/>
      <text:p text:style-name="P4"><text:tab/>Мне тяжело однозначно согласиться <text:span text:style-name="T13">с позицией автора или опровергнуть ее, потомучто, я не считаю его доводы не обоснованными или излишне “притянутыми за уши”, но нельзя отрицать и других фактов </text:span><text:span text:style-name="T14">и факторов</text:span><text:span text:style-name="T13">, которые если и не противоречат основной идее его умозаключений, то однозначно заставляют думать и в другом направлении. Во время прочтения данной работы, возникает ощущение, что Марк Фишер имеет непоколебимую уверенность в том, что капитализм – лучшая экономическая и политическая система. Он берет за аксиому эту идеалистичность и подвергает сомнению только “реалистичность”, с чем я искренне не согласен. </text:span><text:span text:style-name="T14">Я думаю, что история знает достаточное количество примеров победы других сформировавшихся систем над капитализмом и поэтому не стоит сбрасывать их со счетов так скоро, в остальном я не считаю позицию писателя неверной и соглашаюсь с его видением этого направлени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5.2$Linux_X86_64 LibreOffice_project/00$Build-2</meta:generator>
    <dc:date>2021-06-01T14:22:49.106796283</dc:date>
    <meta:editing-duration>PT45M15S</meta:editing-duration>
    <meta:editing-cycles>9</meta:editing-cycles>
    <meta:document-statistic meta:table-count="0" meta:image-count="0" meta:object-count="0" meta:page-count="1" meta:paragraph-count="5" meta:word-count="510" meta:character-count="3802" meta:non-whitespace-character-count="3286"/>
  </office:meta>
</office:document-meta>
</file>